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mo" svg:font-family="Arimo" style:font-family-generic="roman" style:font-pitch="variable"/>
    <style:font-face style:name="Arimo1" svg:font-family="Arimo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Tabla1" style:family="table">
      <style:table-properties style:width="16.999cm" fo:margin-left="0.035cm" fo:margin-top="0cm" fo:margin-bottom="0cm" fo:break-before="auto" fo:break-after="auto" table:align="left" style:writing-mode="lr-tb"/>
    </style:style>
    <style:style style:name="Tabla1.A" style:family="table-column">
      <style:table-column-properties style:column-width="6.211cm"/>
    </style:style>
    <style:style style:name="Tabla1.B" style:family="table-column">
      <style:table-column-properties style:column-width="2.485cm"/>
    </style:style>
    <style:style style:name="Tabla1.C" style:family="table-column">
      <style:table-column-properties style:column-width="5.309cm"/>
    </style:style>
    <style:style style:name="Tabla1.D" style:family="table-column">
      <style:table-column-properties style:column-width="2.992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1pt solid #000000"/>
    </style:style>
    <style:style style:name="Tabla2" style:family="table">
      <style:table-properties style:width="15.295cm" fo:margin-left="0.035cm" fo:margin-top="0cm" fo:margin-bottom="0cm" fo:break-before="auto" fo:break-after="auto" table:align="left" style:writing-mode="lr-tb"/>
    </style:style>
    <style:style style:name="Tabla2.A" style:family="table-column">
      <style:table-column-properties style:column-width="15.295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="1pt solid #000000"/>
    </style:style>
    <style:style style:name="Tabla3" style:family="table">
      <style:table-properties style:width="17.013cm" fo:margin-left="0.035cm" fo:margin-top="0cm" fo:margin-bottom="0cm" fo:break-before="auto" fo:break-after="auto" table:align="left" style:writing-mode="lr-tb"/>
    </style:style>
    <style:style style:name="Tabla3.A" style:family="table-column">
      <style:table-column-properties style:column-width="17.013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padding-left="0.191cm" fo:padding-right="0.191cm" fo:padding-top="0cm" fo:padding-bottom="0cm" fo:border="1pt solid #000000"/>
    </style:style>
    <style:style style:name="Tabla4" style:family="table">
      <style:table-properties style:width="17.013cm" fo:margin-left="0.035cm" fo:margin-top="0cm" fo:margin-bottom="0cm" fo:break-before="auto" fo:break-after="auto" table:align="left" style:writing-mode="lr-tb"/>
    </style:style>
    <style:style style:name="Tabla4.A" style:family="table-column">
      <style:table-column-properties style:column-width="17.013cm"/>
    </style:style>
    <style:style style:name="Tabla4.1" style:family="table-row">
      <style:table-row-properties style:min-row-height="3.493cm" fo:keep-together="auto"/>
    </style:style>
    <style:style style:name="Tabla4.A1" style:family="table-cell">
      <style:table-cell-properties style:vertical-align="middle" fo:padding-left="0.191cm" fo:padding-right="0.191cm" fo:padding-top="0cm" fo:padding-bottom="0cm" fo:border="1pt solid #000000"/>
    </style:style>
    <style:style style:name="Tabla5" style:family="table">
      <style:table-properties style:width="17.013cm" fo:margin-left="0.035cm" fo:margin-top="0cm" fo:margin-bottom="0cm" fo:break-before="auto" fo:break-after="auto" table:align="left" style:writing-mode="lr-tb"/>
    </style:style>
    <style:style style:name="Tabla5.A" style:family="table-column">
      <style:table-column-properties style:column-width="17.013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padding-left="0.191cm" fo:padding-right="0.191cm" fo:padding-top="0cm" fo:padding-bottom="0cm" fo:border="1pt solid #000000"/>
    </style:style>
    <style:style style:name="Tabla6" style:family="table">
      <style:table-properties style:width="17.013cm" fo:margin-left="0.035cm" fo:margin-top="0cm" fo:margin-bottom="0cm" fo:break-before="auto" fo:break-after="auto" table:align="left" style:writing-mode="lr-tb"/>
    </style:style>
    <style:style style:name="Tabla6.A" style:family="table-column">
      <style:table-column-properties style:column-width="17.013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padding-left="0.191cm" fo:padding-right="0.191cm" fo:padding-top="0cm" fo:padding-bottom="0cm" fo:border="1pt solid #000000"/>
    </style:style>
    <style:style style:name="Tabla7" style:family="table">
      <style:table-properties style:width="17.013cm" fo:margin-left="0.035cm" fo:margin-top="0cm" fo:margin-bottom="0cm" fo:break-before="auto" fo:break-after="auto" table:align="left" style:writing-mode="lr-tb"/>
    </style:style>
    <style:style style:name="Tabla7.A" style:family="table-column">
      <style:table-column-properties style:column-width="17.013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padding-left="0.191cm" fo:padding-right="0.191cm" fo:padding-top="0cm" fo:padding-bottom="0cm" fo:border="1pt solid #000000"/>
    </style:style>
    <style:style style:name="Tabla8" style:family="table">
      <style:table-properties style:width="17.013cm" fo:margin-left="0.035cm" fo:margin-top="0cm" fo:margin-bottom="0cm" fo:break-before="auto" fo:break-after="auto" table:align="left" style:writing-mode="lr-tb"/>
    </style:style>
    <style:style style:name="Tabla8.A" style:family="table-column">
      <style:table-column-properties style:column-width="17.013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middle" fo:padding-left="0.191cm" fo:padding-right="0.191cm" fo:padding-top="0cm" fo:padding-bottom="0cm" fo:border="1pt solid #000000"/>
    </style:style>
    <style:style style:name="Tabla9" style:family="table">
      <style:table-properties style:width="17.013cm" fo:margin-left="0.035cm" fo:margin-top="0cm" fo:margin-bottom="0cm" fo:break-before="auto" fo:break-after="auto" table:align="left" style:writing-mode="lr-tb"/>
    </style:style>
    <style:style style:name="Tabla9.A" style:family="table-column">
      <style:table-column-properties style:column-width="17.013cm"/>
    </style:style>
    <style:style style:name="Tabla9.1" style:family="table-row">
      <style:table-row-properties style:min-row-height="0.609cm" fo:keep-together="auto"/>
    </style:style>
    <style:style style:name="Tabla9.A1" style:family="table-cell">
      <style:table-cell-properties style:vertical-align="middle" fo:padding-left="0.191cm" fo:padding-right="0.191cm" fo:padding-top="0cm" fo:padding-bottom="0cm" fo:border="1pt solid #000000"/>
    </style:style>
    <style:style style:name="Tabla10" style:family="table">
      <style:table-properties style:width="17.013cm" fo:margin-left="0.035cm" fo:margin-top="0cm" fo:margin-bottom="0cm" fo:break-before="auto" fo:break-after="auto" table:align="left" style:writing-mode="lr-tb"/>
    </style:style>
    <style:style style:name="Tabla10.A" style:family="table-column">
      <style:table-column-properties style:column-width="17.013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middle" fo:padding-left="0.191cm" fo:padding-right="0.191cm" fo:padding-top="0cm" fo:padding-bottom="0cm" fo:border="1pt solid #000000"/>
    </style:style>
    <style:style style:name="Tabla11" style:family="table">
      <style:table-properties style:width="17.013cm" fo:margin-left="0.035cm" fo:margin-top="0cm" fo:margin-bottom="0cm" fo:break-before="auto" fo:break-after="auto" table:align="left" style:writing-mode="lr-tb"/>
    </style:style>
    <style:style style:name="Tabla11.A" style:family="table-column">
      <style:table-column-properties style:column-width="17.013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middle" fo:padding-left="0.191cm" fo:padding-right="0.191cm" fo:padding-top="0cm" fo:padding-bottom="0cm" fo:border="1pt solid #000000"/>
    </style:style>
    <style:style style:name="Tabla12" style:family="table">
      <style:table-properties style:width="17.013cm" fo:margin-left="0.035cm" fo:margin-top="0cm" fo:margin-bottom="0cm" fo:break-before="auto" fo:break-after="auto" table:align="left" style:writing-mode="lr-tb"/>
    </style:style>
    <style:style style:name="Tabla12.A" style:family="table-column">
      <style:table-column-properties style:column-width="17.013cm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middle" fo:padding-left="0.191cm" fo:padding-right="0.191cm" fo:padding-top="0cm" fo:padding-bottom="0cm" fo:border="1pt solid #000000"/>
    </style:style>
    <style:style style:name="Tabla13" style:family="table">
      <style:table-properties style:width="17.013cm" fo:margin-left="0.035cm" fo:margin-top="0cm" fo:margin-bottom="0cm" fo:break-before="auto" fo:break-after="auto" table:align="left" style:writing-mode="lr-tb"/>
    </style:style>
    <style:style style:name="Tabla13.A" style:family="table-column">
      <style:table-column-properties style:column-width="17.013cm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middle" fo:padding-left="0.191cm" fo:padding-right="0.191cm" fo:padding-top="0cm" fo:padding-bottom="0cm" fo:border="1pt solid #000000"/>
    </style:style>
    <style:style style:name="Tabla14" style:family="table">
      <style:table-properties style:width="17.013cm" fo:margin-left="0.035cm" fo:margin-top="0cm" fo:margin-bottom="0cm" fo:break-before="auto" fo:break-after="auto" table:align="left" style:writing-mode="lr-tb"/>
    </style:style>
    <style:style style:name="Tabla14.A" style:family="table-column">
      <style:table-column-properties style:column-width="17.013cm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middle" fo:padding-left="0.191cm" fo:padding-right="0.191cm" fo:padding-top="0cm" fo:padding-bottom="0cm" fo:border="1pt solid #000000"/>
    </style:style>
    <style:style style:name="Tabla15" style:family="table">
      <style:table-properties style:width="17cm" fo:margin-left="0.009cm" fo:margin-top="0cm" fo:margin-bottom="0cm" fo:break-before="auto" fo:break-after="auto" table:align="left" style:writing-mode="lr-tb"/>
    </style:style>
    <style:style style:name="Tabla15.A" style:family="table-column">
      <style:table-column-properties style:column-width="17cm"/>
    </style:style>
    <style:style style:name="Tabla15.1" style:family="table-row">
      <style:table-row-properties fo:keep-together="auto"/>
    </style:style>
    <style:style style:name="Tabla15.A1" style:family="table-cell">
      <style:table-cell-properties fo:padding-left="0.191cm" fo:padding-right="0.191cm" fo:padding-top="0cm" fo:padding-bottom="0cm" fo:border="0.5pt solid #000000"/>
    </style:style>
    <style:style style:name="Tabla15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38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2" style:family="paragraph" style:parent-style-name="normal" style:master-page-name="Standard">
      <loext:graphic-properties draw:fill="none" draw:fill-color="#ffffff"/>
      <style:paragraph-properties fo:margin-left="0cm" fo:margin-right="0cm" fo:margin-top="0cm" fo:margin-bottom="0cm" style:contextual-spacing="false" fo:line-height="138%" fo:text-align="center" style:justify-single-word="false" fo:keep-together="auto" fo:orphans="0" fo:widows="0" fo:text-indent="0cm" style:auto-text-indent="false" style:page-number="1" fo:break-before="auto" fo:break-after="auto" fo:background-color="transparent" fo:padding="0cm" fo:border="none" style:shadow="none" fo:keep-with-next="auto" style:join-border="false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38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38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cm" fo:margin-bottom="0.247cm" style:contextual-spacing="false" fo:line-height="12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Liberation Serif1" style:font-size-asian="12pt" style:font-style-asian="normal" style:font-weight-asian="normal" style:font-name-complex="Liberation Serif1" style:font-size-complex="12pt"/>
    </style:style>
    <style:style style:name="P6" style:family="paragraph" style:parent-style-name="normal">
      <loext:graphic-properties draw:fill="none" draw:fill-color="#ffffff"/>
      <style:paragraph-properties fo:margin-left="1.27cm" fo:margin-right="0cm" fo:margin-top="0cm" fo:margin-bottom="0.247cm" style:contextual-spacing="false" fo:line-height="12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Liberation Serif1" style:font-size-asian="12pt" style:font-style-asian="normal" style:font-weight-asian="normal" style:font-name-complex="Liberation Serif1" style:font-size-complex="12pt"/>
    </style:style>
    <style:style style:name="P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2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Liberation Serif1" style:font-size-asian="12pt" style:font-style-asian="normal" style:font-weight-asian="normal" style:font-name-complex="Liberation Serif1" style:font-size-complex="12pt"/>
    </style:style>
    <style:style style:name="P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paragraph-rsid="0002c5ea" fo:background-color="transparent" style:font-name-asian="Liberation Serif1" style:font-size-asian="12pt" style:font-style-asian="normal" style:font-weight-asian="normal" style:font-name-complex="Liberation Serif1" style:font-size-complex="12pt"/>
    </style:style>
    <style:style style:name="P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paragraph-rsid="00061363" fo:background-color="transparent" style:font-name-asian="Liberation Serif1" style:font-size-asian="12pt" style:font-style-asian="normal" style:font-weight-asian="normal" style:font-name-complex="Liberation Serif1" style:font-size-complex="12pt"/>
    </style:style>
    <style:style style:name="P1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11805" officeooo:paragraph-rsid="00011805" fo:background-color="transparent" style:font-name-asian="Liberation Serif1" style:font-size-asian="12pt" style:font-style-asian="normal" style:font-weight-asian="normal" style:font-name-complex="Liberation Serif1" style:font-size-complex="12pt"/>
    </style:style>
    <style:style style:name="P1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11805" officeooo:paragraph-rsid="00011805" fo:background-color="transparent" style:font-name-asian="Liberation Serif1" style:font-size-asian="12pt" style:font-style-asian="normal" style:font-weight-asian="normal" style:font-name-complex="Liberation Serif1" style:font-size-complex="12pt"/>
    </style:style>
    <style:style style:name="P1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2c5ea" officeooo:paragraph-rsid="0002c5ea" fo:background-color="transparent" style:font-name-asian="Liberation Serif1" style:font-size-asian="12pt" style:font-style-asian="normal" style:font-weight-asian="normal" style:font-name-complex="Liberation Serif1" style:font-size-complex="12pt"/>
    </style:style>
    <style:style style:name="P1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2c5ea" officeooo:paragraph-rsid="0002c5ea" fo:background-color="transparent" style:font-name-asian="Liberation Serif1" style:font-size-asian="12pt" style:font-style-asian="normal" style:font-weight-asian="normal" style:font-name-complex="Liberation Serif1" style:font-size-complex="12pt"/>
    </style:style>
    <style:style style:name="P1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61363" officeooo:paragraph-rsid="00061363" fo:background-color="transparent" style:font-name-asian="Liberation Serif1" style:font-size-asian="12pt" style:font-style-asian="normal" style:font-weight-asian="normal" style:font-name-complex="Liberation Serif1" style:font-size-complex="12pt"/>
    </style:style>
    <style:style style:name="P1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61363" officeooo:paragraph-rsid="00061363" fo:background-color="transparent" style:font-name-asian="Liberation Serif1" style:font-size-asian="12pt" style:font-style-asian="normal" style:font-weight-asian="normal" style:font-name-complex="Liberation Serif1" style:font-size-complex="12pt"/>
    </style:style>
    <style:style style:name="P1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61363" officeooo:paragraph-rsid="00061363" fo:background-color="transparent" style:font-name-asian="Liberation Serif1" style:font-size-asian="12pt" style:font-style-asian="normal" style:font-weight-asian="normal" style:font-name-complex="Liberation Serif1" style:font-size-complex="12pt"/>
    </style:style>
    <style:style style:name="P1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6d3b0" officeooo:paragraph-rsid="0006d3b0" fo:background-color="transparent" style:font-name-asian="Liberation Serif1" style:font-size-asian="12pt" style:font-style-asian="normal" style:font-weight-asian="normal" style:font-name-complex="Liberation Serif1" style:font-size-complex="12pt"/>
    </style:style>
    <style:style style:name="P1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74e5b" officeooo:paragraph-rsid="00074e5b" fo:background-color="transparent" style:font-name-asian="Liberation Serif1" style:font-size-asian="12pt" style:font-style-asian="normal" style:font-weight-asian="normal" style:font-name-complex="Liberation Serif1" style:font-size-complex="12pt"/>
    </style:style>
    <style:style style:name="P1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74e5b" officeooo:paragraph-rsid="00074e5b" fo:background-color="transparent" style:font-name-asian="Liberation Serif1" style:font-size-asian="12pt" style:font-style-asian="normal" style:font-weight-asian="normal" style:font-name-complex="Liberation Serif1" style:font-size-complex="12pt"/>
    </style:style>
    <style:style style:name="P2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7f829" officeooo:paragraph-rsid="0008d455" fo:background-color="transparent" style:font-name-asian="Liberation Serif1" style:font-size-asian="12pt" style:font-style-asian="normal" style:font-weight-asian="normal" style:font-name-complex="Liberation Serif1" style:font-size-complex="12pt"/>
    </style:style>
    <style:style style:name="P21" style:family="paragraph" style:parent-style-name="normal">
      <loext:graphic-properties draw:fill="none" draw:fill-color="#ffffff"/>
      <style:paragraph-properties fo:margin-left="0cm" fo:margin-right="0cm" fo:margin-top="0cm" fo:margin-bottom="0.247cm" style:contextual-spacing="false" fo:line-height="12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font-style="normal" style:text-underline-style="none" fo:font-weight="bold" fo:background-color="transparent" style:font-name-asian="Liberation Serif1" style:font-size-asian="14pt" style:font-style-asian="normal" style:font-weight-asian="bold" style:font-name-complex="Liberation Serif1" style:font-size-complex="14pt"/>
    </style:style>
    <style:style style:name="P2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38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/>
    </style:style>
    <style:style style:name="P2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/>
    </style:style>
    <style:style style:name="P24" style:family="paragraph" style:parent-style-name="normal">
      <loext:graphic-properties draw:fill="none" draw:fill-color="#ffffff"/>
      <style:paragraph-properties fo:margin-left="1.27cm" fo:margin-right="0cm" fo:margin-top="0cm" fo:margin-bottom="0.247cm" style:contextual-spacing="false" fo:line-height="12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333333" loext:opacity="100%" style:text-line-through-style="none" style:text-line-through-type="none" style:text-position="0% 100%" style:font-name="Arimo" fo:font-size="12pt" fo:font-style="normal" style:text-underline-style="none" fo:font-weight="normal" fo:background-color="transparent" style:font-name-asian="Arimo1" style:font-size-asian="12pt" style:font-style-asian="normal" style:font-weight-asian="normal" style:font-name-complex="Arimo1" style:font-size-complex="12pt"/>
    </style:style>
    <style:style style:name="P25" style:family="paragraph" style:parent-style-name="normal">
      <loext:graphic-properties draw:fill="none" draw:fill-color="#ffffff"/>
      <style:paragraph-properties fo:margin-left="0cm" fo:margin-right="0cm" fo:margin-top="0cm" fo:margin-bottom="0.247cm" style:contextual-spacing="false" fo:line-height="120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333333" loext:opacity="100%" style:text-line-through-style="none" style:text-line-through-type="none" style:text-position="0% 100%" style:font-name="Arimo" fo:font-size="12pt" fo:font-style="normal" style:text-underline-style="none" fo:font-weight="normal" fo:background-color="transparent" style:font-name-asian="Arimo1" style:font-size-asian="12pt" style:font-style-asian="normal" style:font-weight-asian="normal" style:font-name-complex="Arimo1" style:font-size-complex="12pt"/>
    </style:style>
    <style:style style:name="P26" style:family="paragraph" style:parent-style-name="normal">
      <loext:graphic-properties draw:fill="none" draw:fill-color="#ffffff"/>
      <style:paragraph-properties fo:margin-left="0cm" fo:margin-right="0cm" fo:margin-top="0cm" fo:margin-bottom="0.247cm" style:contextual-spacing="false" fo:line-height="12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27" style:family="paragraph" style:parent-style-name="normal" style:list-style-name="WWNum3">
      <loext:graphic-properties draw:fill="none" draw:fill-color="#ffffff"/>
      <style:paragraph-properties fo:margin-left="1.27cm" fo:margin-right="0cm" fo:margin-top="0cm" fo:margin-bottom="0.247cm" style:contextual-spacing="false" fo:line-height="120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</style:style>
    <style:style style:name="P28" style:family="paragraph" style:parent-style-name="normal" style:list-style-name="WWNum2">
      <loext:graphic-properties draw:fill="none" draw:fill-color="#ffffff"/>
      <style:paragraph-properties fo:margin-left="1.27cm" fo:margin-right="0cm" fo:margin-top="0cm" fo:margin-bottom="0.247cm" style:contextual-spacing="false" fo:line-height="120%" fo:text-align="justify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</style:style>
    <style:style style:name="P29" style:family="paragraph" style:parent-style-name="normal" style:list-style-name="WWNum4">
      <loext:graphic-properties draw:fill="none" draw:fill-color="#ffffff"/>
      <style:paragraph-properties fo:margin-left="1.27cm" fo:margin-right="0cm" fo:margin-top="0cm" fo:margin-bottom="0.247cm" style:contextual-spacing="false" fo:line-height="120%" fo:text-align="justify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</style:style>
    <style:style style:name="P30" style:family="paragraph" style:parent-style-name="normal" style:list-style-name="WWNum1">
      <loext:graphic-properties draw:fill="none" draw:fill-color="#ffffff"/>
      <style:paragraph-properties fo:margin-left="1.27cm" fo:margin-right="0cm" fo:margin-top="0cm" fo:margin-bottom="0.247cm" style:contextual-spacing="false" fo:line-height="120%" fo:text-align="justify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</style:style>
    <style:style style:name="P31" style:family="paragraph" style:parent-style-name="normal" style:list-style-name="WWNum3">
      <loext:graphic-properties draw:fill="none" draw:fill-color="#ffffff"/>
      <style:paragraph-properties fo:margin-left="1.27cm" fo:margin-right="0cm" fo:margin-top="0cm" fo:margin-bottom="0.247cm" style:contextual-spacing="false" fo:line-height="120%" fo:text-align="justify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</style:style>
    <style:style style:name="P32" style:family="paragraph" style:parent-style-name="normal">
      <style:paragraph-properties fo:margin-left="1.27cm" fo:margin-right="0cm" fo:orphans="2" fo:widows="2" fo:text-indent="0cm" style:auto-text-indent="false"/>
      <style:text-properties fo:color="#333333" loext:opacity="100%" style:font-name="Arimo" fo:font-style="normal" style:font-name-asian="Arimo1" style:font-style-asian="normal" style:font-name-complex="Arimo1"/>
    </style:style>
    <style:style style:name="P33" style:family="paragraph" style:parent-style-name="normal">
      <style:paragraph-properties fo:orphans="2" fo:widows="2"/>
      <style:text-properties fo:color="#333333" loext:opacity="100%" style:font-name="Arimo" fo:font-style="normal" style:font-name-asian="Arimo1" style:font-style-asian="normal" style:font-name-complex="Arimo1"/>
    </style:style>
    <style:style style:name="P34" style:family="paragraph" style:parent-style-name="normal">
      <style:paragraph-properties fo:text-align="justify" style:justify-single-word="false" fo:orphans="2" fo:widows="2"/>
      <style:text-properties fo:color="#333333" loext:opacity="100%" style:font-name="Arimo" fo:font-size="12pt" fo:font-style="normal" fo:font-weight="normal" style:font-name-asian="Arimo1" style:font-size-asian="12pt" style:font-style-asian="normal" style:font-weight-asian="normal" style:font-name-complex="Arimo1" style:font-size-complex="12pt"/>
    </style:style>
    <style:style style:name="P35" style:family="paragraph" style:parent-style-name="normal">
      <loext:graphic-properties draw:fill="none" draw:fill-color="#ffffff"/>
      <style:paragraph-properties fo:margin-left="1.27cm" fo:margin-right="0cm" fo:margin-top="0cm" fo:margin-bottom="0.247cm" style:contextual-spacing="false" fo:line-height="12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color="#333333" loext:opacity="100%" style:font-name="Arimo" style:font-name-asian="Arimo1" style:font-name-complex="Arimo1"/>
    </style:style>
    <style:style style:name="P36" style:family="paragraph" style:parent-style-name="normal">
      <loext:graphic-properties draw:fill="none" draw:fill-color="#ffffff"/>
      <style:paragraph-properties fo:margin-left="0cm" fo:margin-right="0cm" fo:margin-top="0cm" fo:margin-bottom="0.247cm" style:contextual-spacing="false" fo:line-height="12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size="14pt" fo:font-weight="bold" style:font-size-asian="14pt" style:font-weight-asian="bold" style:font-size-complex="14pt"/>
    </style:style>
    <style:style style:name="P3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fo:background-color="transparent" loext:char-shading-value="0" style:font-name-asian="Arial1" style:font-size-asian="11pt" style:font-style-asian="normal" style:font-weight-asian="bold" style:font-name-complex="Arial1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loext:char-shading-value="0" style:font-name-asian="Arial1" style:font-size-asian="11pt" style:font-style-asian="normal" style:font-weight-asian="normal" style:font-name-complex="Arial1" style:font-size-complex="11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loext:char-shading-value="0" style:font-name-asian="Liberation Serif1" style:font-size-asian="12pt" style:font-style-asian="normal" style:font-weight-asian="normal" style:font-name-complex="Liberation Serif1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font-style="normal" style:text-underline-style="none" fo:font-weight="normal" fo:background-color="transparent" loext:char-shading-value="0" style:font-name-asian="Liberation Serif1" style:font-size-asian="14pt" style:font-style-asian="normal" style:font-weight-asian="normal" style:font-name-complex="Liberation Serif1" style:font-size-complex="14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22pt" fo:font-style="normal" style:text-underline-style="none" fo:font-weight="bold" fo:background-color="transparent" loext:char-shading-value="0" style:font-name-asian="Liberation Serif1" style:font-size-asian="22pt" style:font-style-asian="normal" style:font-weight-asian="bold" style:font-name-complex="Liberation Serif1" style:font-size-complex="22pt"/>
    </style:style>
    <style:style style:name="T6" style:family="text">
      <style:text-properties fo:font-variant="normal" fo:text-transform="none" fo:color="#333333" loext:opacity="100%" style:text-line-through-style="none" style:text-line-through-type="none" style:text-position="0% 100%" style:font-name="Arimo" fo:font-size="14pt" fo:font-style="normal" style:text-underline-style="none" fo:font-weight="bold" fo:background-color="transparent" loext:char-shading-value="0" style:font-name-asian="Arimo1" style:font-size-asian="14pt" style:font-style-asian="normal" style:font-weight-asian="bold" style:font-name-complex="Arimo1" style:font-size-complex="14pt"/>
    </style:style>
    <style:style style:name="T7" style:family="text">
      <style:text-properties fo:font-variant="normal" fo:text-transform="none" fo:color="#333333" loext:opacity="100%" style:text-line-through-style="none" style:text-line-through-type="none" style:text-position="0% 100%" style:font-name="Arimo" fo:font-size="12pt" fo:font-style="normal" style:text-underline-style="none" fo:font-weight="normal" fo:background-color="transparent" loext:char-shading-value="0" style:font-name-asian="Arimo1" style:font-size-asian="12pt" style:font-style-asian="normal" style:font-weight-asian="normal" style:font-name-complex="Arimo1" style:font-size-complex="12pt"/>
    </style:style>
    <style:style style:name="T8" style:family="text">
      <style:text-properties style:font-name="Arial" fo:font-size="11pt" style:font-name-asian="Arial1" style:font-size-asian="11pt" style:font-name-complex="Arial1" style:font-size-complex="11pt"/>
    </style:style>
    <style:style style:name="T9" style:family="text">
      <style:text-properties fo:color="#333333" loext:opacity="100%" style:font-name="Arimo" fo:font-size="14pt" fo:font-weight="bold" style:font-name-asian="Arimo1" style:font-size-asian="14pt" style:font-weight-asian="bold" style:font-name-complex="Arimo1" style:font-size-complex="14pt"/>
    </style:style>
    <style:style style:name="T10" style:family="text">
      <style:text-properties fo:color="#333333" loext:opacity="100%" style:font-name="Arimo" style:font-name-asian="Arimo1" style:font-name-complex="Arimo1"/>
    </style:style>
    <style:style style:name="T11" style:family="text">
      <style:text-properties officeooo:rsid="0002c5ea"/>
    </style:style>
    <style:style style:name="T12" style:family="text">
      <style:text-properties officeooo:rsid="0004bab0"/>
    </style:style>
    <style:style style:name="T13" style:family="text">
      <style:text-properties officeooo:rsid="00061363"/>
    </style:style>
    <style:style style:name="T14" style:family="text">
      <style:text-properties officeooo:rsid="0006d3b0"/>
    </style:style>
    <style:style style:name="T15" style:family="text">
      <style:text-properties officeooo:rsid="0007f829"/>
    </style:style>
    <style:style style:name="T16" style:family="text">
      <style:text-properties officeooo:rsid="0008d4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INTELIGENCIA ARTIFICIAL</text:span></text:p>
      <text:p text:style-name="P1"><text:span text:style-name="T1">CURSO 2022-23</text:span></text:p>
      <text:p text:style-name="P1"><text:span text:style-name="T1">PRACTICA 2</text:span><text:span text:style-name="T2">: Repertorio de preguntas para la autoevaluación de la práctica 2.</text:span></text:p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4"><text:span text:style-name="T1">APELLIDOS Y NOMBRE</text:span></text:p>
          </table:table-cell>
          <table:table-cell table:style-name="Tabla1.A1" table:number-columns-spanned="3" office:value-type="string">
            <text:p text:style-name="P10">Cribillés Pérez María</text:p>
          </table:table-cell>
          <table:covered-table-cell/>
          <table:covered-table-cell/>
        </table:table-row>
        <table:table-row table:style-name="Tabla1.1">
          <table:table-cell table:style-name="Tabla1.A1" office:value-type="string">
            <text:p text:style-name="P4"><text:span text:style-name="T1">GRUPO TEORÍA</text:span></text:p>
          </table:table-cell>
          <table:table-cell table:style-name="Tabla1.A1" office:value-type="string">
            <text:p text:style-name="P10"><text:span text:style-name="T14">GD</text:span>IIM</text:p>
          </table:table-cell>
          <table:table-cell table:style-name="Tabla1.A1" office:value-type="string">
            <text:p text:style-name="P4"><text:span text:style-name="T1">GRUPO PRÁCTICAS</text:span></text:p>
          </table:table-cell>
          <table:table-cell table:style-name="Tabla1.A1" office:value-type="string">
            <text:p text:style-name="P10">AD3</text:p>
          </table:table-cell>
        </table:table-row>
      </table:table>
      <text:p text:style-name="P5"/>
      <text:p text:style-name="P3"><text:span text:style-name="T1">Instrucciones iniciales</text:span></text:p>
      <text:p text:style-name="P22"/>
      <text:p text:style-name="P3"><text:span text:style-name="T2">En este formulario</text:span><text:span text:style-name="T8"> </text:span><text:span text:style-name="T2">aparecen preguntas que requieren breves explicaciones relativas a </text:span><text:span text:style-name="T8">cómo</text:span><text:span text:style-name="T2"> el estudiante ha hecho algunas partes de esa implementación y </text:span><text:span text:style-name="T8">qué</text:span><text:span text:style-name="T2"> cosas ha tenido en cuenta.</text:span></text:p>
      <text:p text:style-name="P23"/>
      <text:p text:style-name="P3"><text:span text:style-name="T1">Enumera los niveles presentados en su práctica (Nivel 0, Nivel 1, Nivel 2, Nivel 3, Nivel 4):</text:span></text:p>
      <text:p text:style-name="P7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0">Nivel 0, nivel 1, nivel 2, nivel 3 y nivel 4</text:p>
          </table:table-cell>
        </table:table-row>
      </table:table>
      <text:p text:style-name="P26"/>
      <text:p text:style-name="P26"><text:span text:style-name="T6">Nivel 1-Anchura para el agente sonámbulo</text:span></text:p>
      <text:list xml:id="list3963898150" text:style-name="WWNum2">
        <text:list-item>
          <text:p text:style-name="P28"><text:span text:style-name="T7"><text:s/>¿En qué se diferencia desde el punto de vista de la implementación el algoritmo que has usado en este nivel en relación al del nivel 0? (enumera los cambios y describe brevemente cada uno de ellos)</text:span></text:p>
        </text:list-item>
      </text:list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9"><text:span text:style-name="T12">He usado herencia entre estados, por tanto el stateN1 her</text:span><text:span text:style-name="T13">e</text:span><text:span text:style-name="T12">da de stateN0. Al stateN1 se sobrecarga los operadores == y &lt; ya que al considerar también al </text:span><text:span text:style-name="T13">sonámbulo</text:span><text:span text:style-name="T12"> hay que comparar su fila, columna y orientación. </text:span></text:p>
            <text:p text:style-name="P14">En la función en sí, usamos nodosN1, la solución es cuando el sonámbulo llegue al destino (en vez del jugador). </text:p>
            <text:p text:style-name="P14">En el del n0 solo se hacían <text:span text:style-name="T15">3</text:span> tipos de hijos (las acciones del jugador), mientras que en el n1 hacemos 6 (posibles acciones del jugador y sonámbulo). </text:p>
            <text:p text:style-name="P14">En el apply también consideramos las posibles acciones del sonámbulo y solo realiza las acciones del sonámbulo si el jugador ve al sonámbulo. </text:p>
          </table:table-cell>
        </table:table-row>
      </table:table>
      <text:p text:style-name="P32"/>
      <text:p text:style-name="P26"><text:span text:style-name="T6">Nivel 2-Dijkstra para el agente jugador</text:span></text:p>
      <text:list xml:id="list2901179748" text:style-name="WWNum4">
        <text:list-item>
          <text:p text:style-name="P29"><text:span text:style-name="T7"><text:s/>¿Qué es propio de este nivel que no tuviste que tener en cuenta en los niveles anteriores? (enumera los cambios y describe brevemente cada uno de ellos y que han implicado en la implementación)</text:span></text:p>
        </text:list-item>
      </text:list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6">He realizado un a* en vez de coste uniforme como se propone. <text:s/>Es lo mismo solo que le he incluido la distancia manhattan para el jugador como heurística. Como solo uso el jugador, no creo hijos del sonámbulo. <text:span text:style-name="T15">Además, en cada momento le sumo el coste de la casilla de la que salgo al coste acumulado anterior.</text:span></text:p>
            <text:p text:style-name="P14">Compruebo la solución una vez que entra a cerrados porque podría haber una posible mejora, no como en anchura que una vez que entra en abiertos y es solución ya paramos. <text:span text:style-name="T14">En anchura es así porque los abiertos son una cola entonces salen en el mismo orden en el que entran. </text:span></text:p>
            <text:p text:style-name="P14">Ademá<text:span text:style-name="T14">s</text:span>, usamos una cola con prioridad en los abiertos para que se ordenen cuando se meten <text:soft-page-break/>según prioridad. Para ello hemos hecho un nuevo stateN2 añadiendo los objetos especiales del jugador y sobrecargando los operadores <text:span text:style-name="T15">con estas nuevas opciones</text:span>. </text:p>
          </table:table-cell>
        </table:table-row>
      </table:table>
      <text:p text:style-name="P33"/>
      <text:list xml:id="list95953003141715" text:continue-numbering="true" text:style-name="WWNum4">
        <text:list-item>
          <text:p text:style-name="P29"><text:span text:style-name="T7"><text:s/>¿Has incluido dentro del algoritmo de búsqueda usado en este nivel que si pasas por una casilla que da las zapatillas o el bikini, considere en todos los estados descendientes de él el sonámbulo o el jugador tiene las zapatillas y/o el bikini? En caso afirmativo, explicar brevemente cómo.</text:span></text:p>
        </text:list-item>
      </text:list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7">Sí, cuando se generaba un hijo y se mete en la secuencia llamo a la función actualizarObjetos, la cual si la casilla donde está mirando es bikini, suelta las zapatillas y actualiza a true el bikini en el estado. Lo mismo para zapatillas. Hago comprobaciones que realmente no hacen falta, ya que da igual si tienes o no el otro objeto especial, lo pones a false si te encuentras el que <text:span text:style-name="T15">no tenías</text:span> y ya.</text:p>
          </table:table-cell>
        </table:table-row>
      </table:table>
      <text:p text:style-name="P36"/>
      <text:p text:style-name="P26"><text:span text:style-name="T9">Nivel 3-A* para el agente sonámbulo</text:span></text:p>
      <text:list xml:id="list701762659" text:style-name="WWNum1">
        <text:list-item>
          <text:p text:style-name="P30"><text:span text:style-name="T7">¿Qué diferencia este algoritmo del de Dijsktra que tuviste que implementar en el nivel anterior? (enumera los cambios y describe brevemente cada uno de ellos y que han implicado en la implementación)</text:span></text:p>
        </text:list-item>
      </text:list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8">He cambiado la heurística porque se considera al sonámbulo también que puede realizar los 8 giros, mientras que antes el jugador solo podía realizar giros de 90 grados. </text:p>
            <text:p text:style-name="P19">Como es el sonámbulo el que tiene que llegar al objetivo, el algoritmo de búsqueda parará cuando éste llegue al destino final.</text:p>
            <text:p text:style-name="P19">Se consideran sus posibles acciones solo si el jugador le ve. </text:p>
            <text:p text:style-name="P19">He añadido al stateN3 las variables de zapatillas_son y bikini_son. Compruebo cada vez que genero hijos y los meto en secuencia si está en una casilla de objeto especial y lo actualizo a su correspondiente jugador. También si es la primera casilla. </text:p>
            <text:p text:style-name="P19">Este algoritmo al generar tantas opciones, ya que tenemos los 6 hijos (3 de cada jugador) tarda mucho en ejecutarse y en pensar, por lo que no lo he usado para implementar el nivel 4. <text:s/></text:p>
          </table:table-cell>
        </table:table-row>
      </table:table>
      <text:p text:style-name="P33"/>
      <text:list xml:id="list95953083625267" text:continue-numbering="true" text:style-name="WWNum1">
        <text:list-item>
          <text:p text:style-name="P30"><text:span text:style-name="T7">Describe la heurística utilizada para resolver el problema</text:span></text:p>
        </text:list-item>
      </text:list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8">He usado la distancia de Chebychev o la del máximo.</text:p>
            <text:p text:style-name="P19">Se calcula el máximo entre el valor absoluto de las diferencias entre filas y columnas. Es decir: </text:p>
            <text:p text:style-name="P19"><text:tab/><text:tab/><text:tab/>distanciaMaximo(x,y)= max(|x1-x2|, |y1-y2|)</text:p>
          </table:table-cell>
        </table:table-row>
      </table:table>
      <text:p text:style-name="P21"/>
      <text:p text:style-name="P26"><text:span text:style-name="T6">Nivel 4-Reto (Max. Puntuación en misiones)</text:span></text:p>
      <text:list xml:id="list3922764802" text:style-name="WWNum3">
        <text:list-item>
          <text:p text:style-name="P31"><text:span text:style-name="T7">Haz una descripción general de tu estrategia general con la que has abordado este nivel. Indica bajo </text:span><text:span text:style-name="T10">qué</text:span><text:span text:style-name="T7"> criterios es el jugador o el sonámbulo el que va al objetivo. Explica brevemente las </text:span><text:span text:style-name="T10">razones</text:span><text:span text:style-name="T7"> de esos criterios.</text:span></text:p>
        </text:list-item>
      </text:list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0">Los jugadores realizan planes independientes intentando que sea el sonámbulo el que llegue al objetivo y el jugador que en todo momento vea al sonámbulo y su siguiente casilla para que así pueda ver si se choca o no. </text:p>
            <text:p text:style-name="P10">Si por alguna razón, o bien el sonámbulo no llega a la solución o bien el jugador no llega a ver al sonámbulo, es el jugador el que va a por los objetivos. </text:p>
          </table:table-cell>
        </table:table-row>
      </table:table>
      <text:p text:style-name="P34"/>
      <text:p text:style-name="P34"/>
      <text:list xml:id="list95953923768891" text:continue-numbering="true" text:style-name="WWNum3">
        <text:list-item>
          <text:p text:style-name="P31"><text:soft-page-break/><text:span text:style-name="T7">¿Qué algoritmo o algoritmos de búsqueda usas en el nivel 4? Explica brevemente la razón de tu elección.</text:span></text:p>
        </text:list-item>
      </text:list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10">Uso un a* <text:span text:style-name="T15">del n2 </text:span>para cada jugador, es decir, realizan planes independientes. El jugador avanzará hasta ver al sonámbulo y su siguiente casilla, mientras que el sonámbulo va al objetivo. </text:p>
            <text:p text:style-name="P11">Creo que es mejor opción que plantear un a estrella que cree hijos de<text:span text:style-name="T11">l</text:span> jugador <text:span text:style-name="T11">y del</text:span> sonámbulo ya que lo intenté, pero tardaba mucho en pensar y acabé entendiendo más lo que <text:span text:style-name="T15">estaba haciendo</text:span> con la opción realizada. </text:p>
          </table:table-cell>
        </table:table-row>
      </table:table>
      <text:p text:style-name="P24"/>
      <text:list xml:id="list95954039707955" text:continue-numbering="true" text:style-name="WWNum3">
        <text:list-item>
          <text:p text:style-name="P27"><text:span text:style-name="T7">¿Bajo qué condiciones replanifica tu agente?</text:span></text:p>
        </text:list-item>
      </text:list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2">Tanto para sonámbulo como para jugador: si se encuentra muro o precipicio, si tiene poca batería va a por ella, si tiene delante bosque sin zapatillas o si tiene delante agua sin bikini. </text:p>
          </table:table-cell>
        </table:table-row>
      </table:table>
      <text:p text:style-name="P6"/>
      <text:list xml:id="list95954483370346" text:continue-numbering="true" text:style-name="WWNum3">
        <text:list-item>
          <text:p text:style-name="P31"><text:span text:style-name="T7">Explica el valor que le has dado a la casilla desconocida en la construcción de planes cuando el mapa contiene casillas aún sin conocer. Justifica ese valor.</text:span></text:p>
        </text:list-item>
      </text:list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12">Le he dado coste 1 y no he aumentado la heurística, es decir, que es la distancia tal cual. Creo que es mejor ya que así va a preferir recorrer mapa desconocido a si por ejemplo hay agua o bosque <text:span text:style-name="T15">(mayor coste sin objetos especiales)</text:span>. Esto en algunos mapas donde hay mucho bosque o agua es perjudicial, pero solo pasa en los mapas como paldea. </text:p>
          </table:table-cell>
        </table:table-row>
      </table:table>
      <text:p text:style-name="P33"/>
      <text:list xml:id="list95953205469777" text:continue-numbering="true" text:style-name="WWNum3">
        <text:list-item>
          <text:p text:style-name="P31"><text:span text:style-name="T7">¿Has tenido en cuenta la recarga de batería? En caso afirmativo, describe la política usada por tu agente para proceder a recargar.</text:span></text:p>
        </text:list-item>
      </text:list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12">Sí. Cuando tenía menos de 1000 batería y también según los ciclos que queden, busca si ha visto una recarga en el mapa y va a por ella. Una vez allí recarga unas 130 veces si no se encuentra ningún lobo delante que sale huyendo. </text:p>
          </table:table-cell>
        </table:table-row>
      </table:table>
      <text:p text:style-name="P35"/>
      <text:list xml:id="list95952651404949" text:continue-numbering="true" text:style-name="WWNum3">
        <text:list-item>
          <text:p text:style-name="P31"><text:span text:style-name="T7">¿Has tenido en cuenta la existencia de aldeanos y lobos para definir el comportamiento del agente? En caso afirmativo, describe en qué sentido los has tenido en cuenta.</text:span></text:p>
        </text:list-item>
      </text:list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12">Sí, si me encontraba en la casilla de delante un aldeano o un lobo e iba a avanzar, he hecho actIDLE hasta que se iba. Cuando se iba volvía a replanificar si no tenía plan. </text:p>
          </table:table-cell>
        </table:table-row>
      </table:table>
      <text:p text:style-name="P25"/>
      <text:list xml:id="list95953637708251" text:continue-numbering="true" text:style-name="WWNum3">
        <text:list-item>
          <text:p text:style-name="P31"><text:span text:style-name="T7">Añade aquí todas los comentarios que desees sobre el trabajo que has desarrollado sobre este nivel, qué consideras </text:span><text:span text:style-name="T10">que </text:span><text:span text:style-name="T7">son importantes para evaluar el grado en el que te has implicado en la práctica y que no se puede deducir de la contestación a las preguntas anteriores.</text:span></text:p>
        </text:list-item>
      </text:list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12">Tenía planteado <text:span text:style-name="T15">y programado </text:span>también que cuando quedasen pocos ciclos hiciese anchura porque lo que queremos es que llegue al objetivo en los menos ciclos posibles. Sin embargo, tardaba mucho en pensar y por <text:span text:style-name="T12">miedo</text:span> al timeout lo <text:span text:style-name="T12">dejé comentado</text:span>. </text:p>
            <text:p text:style-name="P13">Por la parte de los empujones de los lobos, solo hago el WHEREIS cuando creo que me han empujado. Podría haberlo mejorado planteando ver lo que veía antes y lo que veo ahora y ver si coincidían pero ya no me dio tiempo. Creo que hubiese sido una mejora importante ya que ahorraría bastante batería. </text:p>
            <text:p text:style-name="P20">Hay veces que cuando el sonámbulo se le escapa del campo de visión del jugador y va a por el, <text:soft-page-break/>creo que no tiene mucho en cuenta si no tiene objetos especiales y hay agua o bosque. Esto también sería un punto a mejorar porque creía haberlo hecho pero me di cuenta que en justo ese caso debería de volver a buscar si puede volver a ver al sonámbulo sin tener que llegar a gastar mucha batería. <text:line-break/>Otra mejora sería que el jugador busca con a* una casilla para ver al sonámbulo y su siguiente casilla, pero de las posibles soluciones que hay, yo voy a la primera. Podría ver cual es la de menos coste e ir a esa, ya que al salir me costará menos. <text:span text:style-name="T16">La menos recomendada sería la </text:span>que justo esa casilla sea bosque/agua sin objetos especiales . </text:p>
          </table:table-cell>
        </table:table-row>
      </table:table>
      <text:p text:style-name="P21"/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37"><text:span text:style-name="T5">Comentario final</text:span></text:p>
            <text:p text:style-name="P37"><text:span text:style-name="T3">Consigna aquí cualquier tema que creas que es de relevancia para la evaluación de tu práctica o que quieras hacer saber al profesor.</text:span></text:p>
          </table:table-cell>
        </table:table-row>
        <table:table-row table:style-name="Tabla15.1">
          <table:table-cell table:style-name="Tabla15.A2" office:value-type="string">
            <text:p text:style-name="P8"><text:span text:style-name="T11">Todo bien. </text:span><text:span text:style-name="T15">Podría haberle hecho alguna mejora más que he dejado planteada en los apartados anteriores (en el anterior sobre todo). </text:span>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mo" svg:font-family="Arimo" style:font-family-generic="roman" style:font-pitch="variable"/>
    <style:font-face style:name="Arimo1" svg:font-family="Arimo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S" style:letter-kerning="fals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normal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normal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/>
    <style:style style:name="Caption" style:family="paragraph" style:parent-style-name="normal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</style:style>
    <style:style style:name="normal" style:family="paragraph">
      <style:paragraph-properties fo:margin-top="0cm" fo:margin-bottom="0cm" style:contextual-spacing="false" fo:text-align="start" style:justify-single-word="false" fo:orphans="0" fo:widows="0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caption" style:family="paragraph" style:parent-style-name="normal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normal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normal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O-normal" style:family="paragraph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S" style:letter-kerning="false" style:font-name-asian="Liberation Serif1" style:font-family-asian="'Liberation Serif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Muy_20_destacado" style:display-name="Muy destacado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ootnote_20_Characters" style:display-name="Footnote Characters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(%2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loext:num-list-format="(%4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loext:num-list-format="(%7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loext:num-list-format="(%9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(%2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3" loext:num-list-format="(%4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5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6" loext:num-list-format="(%7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7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8" loext:num-list-format="(%9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(%2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2" loext:num-list-format="(%4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3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4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5" loext:num-list-format="(%7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6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7" loext:num-list-format="(%9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(%2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0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31" loext:num-list-format="(%4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3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33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34" loext:num-list-format="(%7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35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36" loext:num-list-format="(%9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25T14:43:00</meta:creation-date>
    <dc:date>2023-05-16T09:59:52.164220663</dc:date>
    <meta:editing-duration>PT1M31S</meta:editing-duration>
    <meta:editing-cycles>1</meta:editing-cycles>
    <meta:document-statistic meta:table-count="15" meta:image-count="0" meta:object-count="0" meta:page-count="4" meta:paragraph-count="59" meta:word-count="1566" meta:character-count="8843" meta:non-whitespace-character-count="7316"/>
    <meta:generator>LibreOffice/7.3.6.2$Linux_X86_64 LibreOffice_project/30$Build-2</meta:generator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